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InOutParameter.isInputValueProvi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InOutParameter.SqlInOutParameter( String name , int sqlType , String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InOutParameter.SqlInOutParameter( String name , int sqlType , int s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InOutParameter.SqlInOutParameter( String name , int sqlType , RowCallbackHandler r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InOutParameter.SqlInOutParameter( String name , int sqlType , RowMapper &lt; ? &gt; 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InOutParameter.SqlInOutParameter( String name , int sqlType , ResultSetExtractor &lt; ? &gt; 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InOutParameter.SqlInOutParameter( String name , int sqlType , String typeName , SqlReturnType sql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InOutParameter.SqlInOutParameter( String name , int sq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